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ListParagraph" style:list-style-name="LFO1" style:family="paragraph">
      <style:text-properties fo:font-size="12pt" style:font-size-asian="12pt" style:font-size-complex="12pt"/>
    </style:style>
    <style:style style:name="P10" style:parent-style-name="ListParagraph" style:list-style-name="LFO1" style:family="paragraph">
      <style:text-properties fo:font-size="12pt" style:font-size-asian="12pt" style:font-size-complex="12pt"/>
    </style:style>
    <style:style style:name="P11" style:parent-style-name="ListParagraph" style:list-style-name="LFO1" style:family="paragraph">
      <style:text-properties fo:font-size="12pt" style:font-size-asian="12pt" style:font-size-complex="12pt"/>
    </style:style>
    <style:style style:name="P12" style:parent-style-name="ListParagraph" style:list-style-name="LFO1" style:family="paragraph">
      <style:text-properties fo:font-size="12pt" style:font-size-asian="12pt" style:font-size-complex="12pt"/>
    </style:style>
    <style:style style:name="P13" style:parent-style-name="ListParagraph" style:list-style-name="LFO1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Week 2 Meeting</text:p>
      <text:p text:style-name="P2"/>
      <text:p text:style-name="P3">Meeting start: 16.00</text:p>
      <text:p text:style-name="P4">Meeting end: 16.30</text:p>
      <text:p text:style-name="P5"/>
      <text:p text:style-name="P6">Attendees: Shayan, Abdul, Taher and Anthony<text:s/></text:p>
      <text:p text:style-name="P7"/>
      <text:p text:style-name="P8">Discussion:<text:s/></text:p>
      <text:list text:style-name="LFO1" text:continue-numbering="true">
        <text:list-item>
          <text:p text:style-name="P9">Finalised each members choice of subsystem<text:s/></text:p>
        </text:list-item>
        <text:list-item>
          <text:p text:style-name="P10">Discussed the requirements for our sub systems<text:s/></text:p>
        </text:list-item>
        <text:list-item>
          <text:p text:style-name="P11">Agreed each member should create a draft for task 2</text:p>
        </text:list-item>
        <text:list-item>
          <text:p text:style-name="P12">Had a look at the case studies which enable us to gain a further understanding of our functional requirements.</text:p>
        </text:list-item>
        <text:list-item>
          <text:p text:style-name="P13">Upload drafts to Github<text:s/></text:p>
        </text:list-item>
      </text:list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yan Ul-haq</meta:initial-creator>
    <dc:creator>Shayan Ul-haq</dc:creator>
    <meta:creation-date>2024-10-27T19:27:00Z</meta:creation-date>
    <dc:date>2024-10-27T19:35:00Z</dc:date>
    <meta:template xlink:href="Normal" xlink:type="simple"/>
    <meta:editing-cycles>1</meta:editing-cycles>
    <meta:editing-duration>PT480S</meta:editing-duration>
    <meta:document-statistic meta:page-count="1" meta:paragraph-count="1" meta:word-count="59" meta:character-count="396" meta:row-count="2" meta:non-whitespace-character-count="338"/>
  </office:meta>
</office:document-meta>
</file>